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officeooo:rsid="000b9506" officeooo:paragraph-rsid="000b9506" style:font-size-asian="14pt" style:font-size-complex="14pt"/>
    </style:style>
    <style:style style:name="P2" style:family="paragraph" style:parent-style-name="Standard">
      <style:text-properties style:font-name="Arial" officeooo:rsid="000b9506" officeooo:paragraph-rsid="000b9506"/>
    </style:style>
    <style:style style:name="P3" style:family="paragraph" style:parent-style-name="Standard">
      <style:text-properties style:font-name="Arial" fo:font-weight="bold" officeooo:rsid="000b9506" officeooo:paragraph-rsid="000b9506" style:font-weight-asian="bold" style:font-weight-complex="bold"/>
    </style:style>
    <style:style style:name="P4" style:family="paragraph" style:parent-style-name="Standard">
      <style:text-properties style:font-name="Arial" officeooo:rsid="000d5dc7" officeooo:paragraph-rsid="000d5dc7"/>
    </style:style>
    <style:style style:name="P5" style:family="paragraph" style:parent-style-name="Standard">
      <style:text-properties style:font-name="Arial" fo:font-style="italic" officeooo:rsid="000d5dc7" officeooo:paragraph-rsid="000d5dc7" style:font-style-asian="italic" style:font-style-complex="italic"/>
    </style:style>
    <style:style style:name="P6" style:family="paragraph" style:parent-style-name="Standard">
      <style:text-properties style:font-name="Arial" fo:font-size="12pt" fo:font-style="italic" officeooo:rsid="000d5dc7" officeooo:paragraph-rsid="000d5dc7" style:font-size-asian="12pt" style:font-style-asian="italic" style:font-size-complex="12pt" style:font-style-complex="italic"/>
    </style:style>
    <style:style style:name="P7" style:family="paragraph" style:parent-style-name="Standard">
      <style:text-properties style:use-window-font-color="true" style:font-name="Arial" fo:font-size="12pt" officeooo:rsid="000d5dc7" officeooo:paragraph-rsid="000d5dc7" style:font-size-asian="12pt" style:font-size-complex="12pt"/>
    </style:style>
    <style:style style:name="P8" style:family="paragraph" style:parent-style-name="Standard">
      <style:text-properties style:use-window-font-color="true" style:font-name="Arial" fo:font-size="12pt" officeooo:rsid="000b9506" officeooo:paragraph-rsid="000d5dc7" style:font-size-asian="12pt" style:font-size-complex="12pt"/>
    </style:style>
    <style:style style:name="P9" style:family="paragraph" style:parent-style-name="Standard">
      <style:text-properties style:use-window-font-color="true" style:font-name="Arial" fo:font-size="12pt" fo:font-weight="normal" officeooo:rsid="000d5dc7" officeooo:paragraph-rsid="000dddb9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use-window-font-color="true" style:font-name="Arial" fo:font-size="12pt" fo:font-weight="normal" officeooo:rsid="000eb0ef" officeooo:paragraph-rsid="000eb0ef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use-window-font-color="true" style:font-name="Arial" fo:font-size="12pt" officeooo:rsid="000d5dc7" officeooo:paragraph-rsid="000d5dc7" fo:background-color="#ffffff" style:font-size-asian="12pt" style:font-size-complex="12pt"/>
    </style:style>
    <style:style style:name="P12" style:family="paragraph" style:parent-style-name="Standard">
      <style:text-properties style:use-window-font-color="true" style:font-name="Arial" fo:font-size="12pt" officeooo:rsid="000b9506" officeooo:paragraph-rsid="000d5dc7" fo:background-color="#ffffff" style:font-size-asian="12pt" style:font-size-complex="12pt"/>
    </style:style>
    <style:style style:name="P13" style:family="paragraph" style:parent-style-name="Standard">
      <style:text-properties style:use-window-font-color="true" style:font-name="Arial" fo:font-size="12pt" fo:font-weight="bold" officeooo:rsid="000d5dc7" officeooo:paragraph-rsid="000d5dc7" fo:background-color="#ffffff" style:font-size-asian="12pt" style:font-weight-asian="bold" style:font-size-complex="12pt" style:font-weight-complex="bold"/>
    </style:style>
    <style:style style:name="P14" style:family="paragraph" style:parent-style-name="Standard">
      <style:text-properties style:use-window-font-color="true" style:font-name="Arial" fo:font-size="12pt" fo:font-weight="normal" officeooo:rsid="000dddb9" officeooo:paragraph-rsid="000dddb9" fo:background-color="#ffffff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use-window-font-color="true" style:font-name="Arial" fo:font-size="12pt" fo:font-weight="normal" officeooo:rsid="000eb0ef" officeooo:paragraph-rsid="000eb0ef" fo:background-color="#ffffff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use-window-font-color="true" style:font-name="Arial" fo:font-size="12pt" fo:font-weight="normal" officeooo:rsid="0010a8e0" officeooo:paragraph-rsid="0010a8e0" fo:background-color="#ffffff" style:font-size-asian="12pt" style:font-weight-asian="normal" style:font-size-complex="12pt" style:font-weight-complex="normal"/>
    </style:style>
    <style:style style:name="P17" style:family="paragraph" style:parent-style-name="Text_20_body">
      <style:text-properties style:use-window-font-color="true" style:font-name="Arial" fo:font-size="12pt" fo:font-weight="normal" officeooo:rsid="000eb0ef" officeooo:paragraph-rsid="0010a8e0" fo:background-color="#ffffff" style:font-size-asian="12pt" style:font-weight-asian="normal" style:font-size-complex="12pt" style:font-weight-complex="normal"/>
    </style:style>
    <style:style style:name="P18" style:family="paragraph" style:parent-style-name="Text_20_body">
      <style:text-properties fo:font-variant="normal" fo:text-transform="none" style:use-window-font-color="true" style:font-name="Arial" fo:font-size="12pt" fo:letter-spacing="normal" fo:font-style="normal" fo:font-weight="normal" officeooo:rsid="000eb0ef" officeooo:paragraph-rsid="0010a8e0" fo:background-color="#ffffff" style:font-size-asian="12pt" style:font-weight-asian="normal" style:font-size-complex="12pt" style:font-weight-complex="normal"/>
    </style:style>
    <style:style style:name="P19" style:family="paragraph" style:parent-style-name="Text_20_body">
      <style:text-properties fo:color="#222222" style:font-name="arial" fo:font-size="12pt" fo:font-weight="normal" officeooo:paragraph-rsid="0010a8e0"/>
    </style:style>
    <style:style style:name="P20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style:use-window-font-color="true" style:font-name="Arial" fo:font-size="12pt" fo:letter-spacing="normal" fo:font-style="normal" fo:font-weight="normal" officeooo:rsid="000eb0ef" fo:background-color="#ffffff" style:font-size-asian="12pt" style:font-weight-asian="normal" style:font-size-complex="12pt" style:font-weight-complex="normal"/>
    </style:style>
    <style:style style:name="P21" style:family="paragraph" style:parent-style-name="Text_20_body">
      <style:paragraph-properties fo:margin-left="0in" fo:margin-right="0in" fo:orphans="2" fo:widows="2" fo:text-indent="0in" style:auto-text-indent="false"/>
      <style:text-properties style:use-window-font-color="true" style:font-name="Arial" fo:font-size="12pt" fo:font-weight="normal" officeooo:rsid="000eb0ef" fo:background-color="#ffffff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#ffffff" loext:char-shading-value="0" style:font-weight-asian="bold" style:font-weight-complex="bold"/>
    </style:style>
    <style:style style:name="T3" style:family="text">
      <style:text-properties officeooo:rsid="000d5dc7"/>
    </style:style>
    <style:style style:name="T4" style:family="text">
      <style:text-properties fo:background-color="#ffffff" loext:char-shading-value="0"/>
    </style:style>
    <style:style style:name="T5" style:family="text">
      <style:text-properties officeooo:rsid="000d5dc7" fo:background-color="#ffffff" loext:char-shading-value="0"/>
    </style:style>
    <style:style style:name="T6" style:family="text">
      <style:text-properties officeooo:rsid="000dddb9" fo:background-color="#ffffff" loext:char-shading-value="0"/>
    </style:style>
    <style:style style:name="T7" style:family="text">
      <style:text-properties officeooo:rsid="000eb0ef" fo:background-color="#ffffff" loext:char-shading-value="0" style:font-size-asian="12pt" style:font-weight-asian="normal" style:font-size-complex="12pt" style:font-weight-complex="normal"/>
    </style:style>
    <style:style style:name="T8" style:family="text">
      <style:text-properties fo:font-style="italic" fo:background-color="#ffffff" loext:char-shading-value="0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0eb0ef"/>
    </style:style>
    <style:style style:name="T11" style:family="text">
      <style:text-properties style:use-window-font-color="true" style:font-name="Arial" fo:font-size="12pt" fo:font-weight="normal" officeooo:rsid="000eb0ef" fo:background-color="#ffffff" loext:char-shading-value="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letter-spacing="normal" fo:font-style="normal" officeooo:rsid="000eb0ef" fo:background-color="#ffffff" loext:char-shading-value="0" style:font-size-asian="12pt" style:font-weight-asian="normal" style:font-size-complex="12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</text:span>OINT<text:span text:style-name="T1">D</text:span>ISTANCE<text:span text:style-name="T1">F</text:span>OLLOWER</text:p>
      <text:p text:style-name="P2"/>
      <text:p text:style-name="P3">Global Inputs:</text:p>
      <text:p text:style-name="P2">(Input keywords are case-insensitive and rather spelling insensitive. The data is case-insensitive.)</text:p>
      <text:p text:style-name="P2"/>
      <text:p text:style-name="P2">trials (default = 30, <text:span text:style-name="T10">trials per input data</text:span>)</text:p>
      <text:p text:style-name="P2">FilePrefix (default = “Fol”)</text:p>
      <text:p text:style-name="P2">steps (default = 100)</text:p>
      <text:p text:style-name="P2">GlitchesOnly (default = false)</text:p>
      <text:p text:style-name="P2">GlitchLevel (default = 3%)</text:p>
      <text:p text:style-name="P2">RandomSeed (default = 19191)</text:p>
      <text:p text:style-name="P2">PerturbBy (default = 0.05, multiplied times a random direction and added to the probe)</text:p>
      <text:p text:style-name="P2">TimeStamp (default = true; false will produce output with no timestamp in the file names)</text:p>
      <text:p text:style-name="P2">END (ends the global input section)</text:p>
      <text:p text:style-name="P2"/>
      <text:p text:style-name="P3">Data Inputs:</text:p>
      <text:p text:style-name="P2">Input starting points for the scan. If the input is Selling-reduced, then it will be ignored. <text:span text:style-name="T3">These are case-insensitive.</text:span></text:p>
      <text:p text:style-name="P2"/>
      <text:p text:style-name="P4">RANDOM (PointDistanceFollower chooses the starting point)</text:p>
      <text:p text:style-name="P4"/>
      <text:p text:style-name="P5">Vector Input:</text:p>
      <text:p text:style-name="P4">v (or g) for G6 vectors</text:p>
      <text:p text:style-name="P4">d for D7 vectors</text:p>
      <text:p text:style-name="P4">s for Delone/Selling scalars</text:p>
      <text:p text:style-name="P4">C3 for C3 input (witho<text:span text:style-name="T9">ut parentheses </text:span>or commas)</text:p>
      <text:p text:style-name="P4"/>
      <text:p text:style-name="P6">Crystal Lattice Input:</text:p>
      <text:p text:style-name="P7"><text:span text:style-name="T4">"A ", "B ", "C ", "P ", "R ", "F ", "I " <text:s/>followed by three axis lengths and three angles (in degrees)</text:span></text:p>
      <text:p text:style-name="P11"/>
      <text:p text:style-name="P8"><text:span text:style-name="T4">END (ends the </text:span><text:span text:style-name="T5">data</text:span><text:span text:style-name="T4"> input section)</text:span></text:p>
      <text:p text:style-name="P12"/>
      <text:p text:style-name="P13">Usage:</text:p>
      <text:p text:style-name="P9"><text:span text:style-name="T4">PointDistanceFollower starts from an unreduced point (Selling reduction). </text:span><text:span text:style-name="T6">The reduced point is generated, and the distances calculated from points along the line between the two. The output is two files. <text:s/>Distances are calculated in any of 4 systems, but currently on S6Dist and CS6Dist are used. A one-line code change will enable the others.</text:span></text:p>
      <text:p text:style-name="P14"/>
      <text:p text:style-name="P14">The probe points and the distances are listed in the .txt file. Glitches in any of the distances are marked with the word “glitch”.</text:p>
      <text:p text:style-name="P14"/>
      <text:p text:style-name="P14">The SVG file contains a graph of the distances for each of the distance-calculation-systems. Glitches are marked, but the detection may incorrectly mark other places.</text:p>
      <text:p text:style-name="P14"/>
      <text:p text:style-name="P10"><text:span text:style-name="T2">Examples</text:span><text:span text:style-name="T4">:</text:span></text:p>
      <text:p text:style-name="P15"/>
      <text:p text:style-name="P10"><text:span text:style-name="T8">Output file names:</text:span><text:span text:style-name="T4"> <text:s/></text:span></text:p>
      <text:p text:style-name="P15">Fol_2018-05-15.09_27_13.7_6.svg <text:s/>and Fol_2018-05-15.09_27_13.7_6.txt</text:p>
      <text:p text:style-name="P15"/>
      <text:p text:style-name="P15">Input:</text:p>
      <text:p text:style-name="P15"/>
      <text:p text:style-name="P15">---- output 7 files</text:p>
      <text:p text:style-name="P15">trials 1</text:p>
      <text:p text:style-name="P15">stepsperframe 100</text:p>
      <text:p text:style-name="P15">randomseed 21</text:p>
      <text:p text:style-name="P15">end</text:p>
      <text:p text:style-name="P15">random</text:p>
      <text:p text:style-name="P15">random</text:p>
      <text:p text:style-name="P15">random</text:p>
      <text:p text:style-name="P15">random</text:p>
      <text:p text:style-name="P15">random</text:p>
      <text:p text:style-name="P15">random</text:p>
      <text:p text:style-name="P15">random</text:p>
      <text:p text:style-name="P15">end</text:p>
      <text:p text:style-name="P15"/>
      <text:p text:style-name="P15">---- output 40 files</text:p>
      <text:p text:style-name="P15">trials 20</text:p>
      <text:p text:style-name="P15">stepsperframe 100</text:p>
      <text:p text:style-name="P15">randomseed 21</text:p>
      <text:p text:style-name="P15">end</text:p>
      <text:p text:style-name="P15">c3 -90.714 <text:s/>-134.359 <text:s text:c="2"/>-175.439 -143.205 <text:s text:c="3"/>-0.866 -0.213</text:p>
      <text:p text:style-name="P15">c3 -173.877 -90.668 <text:s text:c="3"/>-133.484 -142.412 <text:s text:c="3"/>-0.627 -0.013</text:p>
      <text:p text:style-name="P15">end</text:p>
      <text:p text:style-name="P15"/>
      <text:p text:style-name="P15"/>
      <text:p text:style-name="P16">Trials 1</text:p>
      <text:p text:style-name="P16">end</text:p>
      <text:p text:style-name="P16">random</text:p>
      <text:p text:style-name="P16">end</text:p>
      <text:p text:style-name="P16"/>
      <text:p text:style-name="P16"/>
      <text:p text:style-name="P17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09:28:05.084000000</meta:creation-date>
    <dc:date>2018-05-15T10:35:21.198000000</dc:date>
    <meta:editing-duration>PT13M5S</meta:editing-duration>
    <meta:editing-cycles>2</meta:editing-cycles>
    <meta:generator>LibreOffice/6.0.1.1$Windows_X86_64 LibreOffice_project/60bfb1526849283ce2491346ed2aa51c465abfe6</meta:generator>
    <meta:document-statistic meta:table-count="0" meta:image-count="0" meta:object-count="0" meta:page-count="1" meta:paragraph-count="56" meta:word-count="324" meta:character-count="2049" meta:non-whitespace-character-count="1764"/>
  </office:meta>
</office:document-meta>
</file>